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965in" table:align="left"/>
    </style:style>
    <style:style style:name="Table1.A" style:family="table-column">
      <style:table-column-properties style:column-width="1.0535in"/>
    </style:style>
    <style:style style:name="Table1.B" style:family="table-column">
      <style:table-column-properties style:column-width="2.7868in"/>
    </style:style>
    <style:style style:name="Table1.C" style:family="table-column">
      <style:table-column-properties style:column-width="2.65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868in" table:align="left"/>
    </style:style>
    <style:style style:name="Table2.A" style:family="table-column">
      <style:table-column-properties style:column-width="1.5903in"/>
    </style:style>
    <style:style style:name="Table2.B" style:family="table-column">
      <style:table-column-properties style:column-width="3.596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1d4b14"/>
    </style:style>
    <style:style style:name="P2" style:family="paragraph" style:parent-style-name="Horizontal_20_Line">
      <style:text-properties officeooo:paragraph-rsid="001d4b14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Quotations">
      <style:text-properties officeooo:paragraph-rsid="001d4b14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>
      <style:text-properties officeooo:paragraph-rsid="001d4b14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🌐 CURSO DE REDES — NIVEL 3</text:h>
      <text:h text:style-name="Heading_20_2" text:outline-level="2">“Redes en práctica: VLANs, routers, NAT, DHCP y troubleshooting real”</text:h>
      <text:p text:style-name="Horizontal_20_Line"/>
      <text:p text:style-name="P12">Vamos con el <text:span text:style-name="Strong_20_Emphasis">Nivel 3 del curso de redes</text:span>, donde por fin <text:span text:style-name="Strong_20_Emphasis">ponemos todo en práctica</text:span>: crear redes reales, configurar VLANs, routers, NAT, DHCP y hacer <text:span text:style-name="Emphasis">troubleshooting</text:span> profesional.</text:p>
      <text:p text:style-name="P4">🎯 Objetivo: que al terminar entiendas cómo <text:span text:style-name="Emphasis">se construye y se repara</text:span> una red real, igual que lo haría un administrador de sistemas o un ingeniero de red.</text:p>
      <text:p text:style-name="P2"/>
      <text:h text:style-name="P1" text:outline-level="2">🧱 Módulo 1: Laboratorio base</text:h>
      <text:h text:style-name="Heading_20_3" text:outline-level="3">🔹 Qué vas a simular</text:h>
      <text:p text:style-name="Text_20_body">Usaremos 3 máquinas virtuales Linux (o nodos en Packet Tracer/GNS3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quipo</text:p>
            </table:table-cell>
            <table:table-cell table:style-name="Table1.A1" office:value-type="string">
              <text:p text:style-name="Table_20_Heading">Rol</text:p>
            </table:table-cell>
            <table:table-cell table:style-name="Table1.A1" office:value-type="string">
              <text:p text:style-name="Table_20_Heading">IP / R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C1</text:span></text:p>
          </table:table-cell>
          <table:table-cell table:style-name="Table1.A1" office:value-type="string">
            <text:p text:style-name="Table_20_Contents">Usuario VLAN10</text:p>
          </table:table-cell>
          <table:table-cell table:style-name="Table1.A1" office:value-type="string">
            <text:p text:style-name="Table_20_Contents">192.168.10.10/24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C2</text:span></text:p>
          </table:table-cell>
          <table:table-cell table:style-name="Table1.A1" office:value-type="string">
            <text:p text:style-name="Table_20_Contents">Usuario VLAN20</text:p>
          </table:table-cell>
          <table:table-cell table:style-name="Table1.A1" office:value-type="string">
            <text:p text:style-name="Table_20_Contents">192.168.20.10/24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uter / NAT</text:span></text:p>
          </table:table-cell>
          <table:table-cell table:style-name="Table1.A1" office:value-type="string">
            <text:p text:style-name="Table_20_Contents">Conecta VLAN10 + VLAN20 + Internet</text:p>
          </table:table-cell>
          <table:table-cell table:style-name="Table1.A1" office:value-type="string">
            <text:p text:style-name="Table_20_Contents">192.168.10.1 / 192.168.20.1 / 10.0.0.2</text:p>
          </table:table-cell>
        </table:table-row>
      </table:table>
      <text:p text:style-name="Horizontal_20_Line"/>
      <text:h text:style-name="Heading_20_3" text:outline-level="3">🔹 Topología</text:h>
      <text:p text:style-name="Preformatted_20_Text"><text:span text:style-name="Source_20_Text"><text:s text:c="16"/>INTERNET</text:span></text:p>
      <text:p text:style-name="Preformatted_20_Text"><text:span text:style-name="Source_20_Text"><text:s text:c="20"/>│</text:span></text:p>
      <text:p text:style-name="Preformatted_20_Text"><text:span text:style-name="Source_20_Text"><text:s text:c="13"/>┌───────┴────────┐</text:span></text:p>
      <text:p text:style-name="Preformatted_20_Text"><text:span text:style-name="Source_20_Text"><text:s text:c="13"/>│ <text:s text:c="2"/>Router NAT <text:s text:c="2"/>│</text:span></text:p>
      <text:p text:style-name="Preformatted_20_Text"><text:span text:style-name="Source_20_Text"><text:s text:c="13"/>│ eth0: 10.0.0.2 │</text:span></text:p>
      <text:p text:style-name="Preformatted_20_Text"><text:span text:style-name="Source_20_Text"><text:s text:c="13"/>│ eth1: 192.168.10.1 │</text:span></text:p>
      <text:p text:style-name="Preformatted_20_Text"><text:span text:style-name="Source_20_Text"><text:s text:c="13"/>│ eth2: 192.168.20.1 │</text:span></text:p>
      <text:p text:style-name="Preformatted_20_Text"><text:span text:style-name="Source_20_Text"><text:s text:c="13"/>└──┬───────────┬───┘</text:span></text:p>
      <text:p text:style-name="Preformatted_20_Text"><text:span text:style-name="Source_20_Text"><text:s text:c="16"/>│ <text:s text:c="10"/>│</text:span></text:p>
      <text:p text:style-name="Preformatted_20_Text"><text:span text:style-name="Source_20_Text"><text:s text:c="11"/>VLAN10 <text:s text:c="7"/>VLAN20</text:span></text:p>
      <text:p text:style-name="P3"><text:span text:style-name="Source_20_Text"><text:s text:c="9"/>(PC1, Admin) <text:s/>(PC2, Ventas)</text:span></text:p>
      <text:p text:style-name="Horizontal_20_Line"/>
      <text:h text:style-name="Heading_20_2" text:outline-level="2">⚙️ Módulo 2: Configuración paso a paso en Linux</text:h>
      <text:h text:style-name="Heading_20_3" text:outline-level="3">🔹 1. Asignar IPs</text:h>
      <text:p text:style-name="Text_20_body">En PC1:</text:p>
      <text:p text:style-name="Preformatted_20_Text"><text:span text:style-name="Source_20_Text">sudo ip addr add 192.168.10.10/24 dev eth0</text:span></text:p>
      <text:p text:style-name="P3"><text:span text:style-name="Source_20_Text">sudo ip route add default via 192.168.10.1</text:span></text:p>
      <text:p text:style-name="Text_20_body"><text:soft-page-break/>En PC2:</text:p>
      <text:p text:style-name="Preformatted_20_Text"><text:span text:style-name="Source_20_Text">sudo ip addr add 192.168.20.10/24 dev eth0</text:span></text:p>
      <text:p text:style-name="P3"><text:span text:style-name="Source_20_Text">sudo ip route add default via 192.168.20.1</text:span></text:p>
      <text:p text:style-name="Text_20_body">En el router:</text:p>
      <text:p text:style-name="Preformatted_20_Text"><text:span text:style-name="Source_20_Text">sudo ip addr add 192.168.10.1/24 dev eth1</text:span></text:p>
      <text:p text:style-name="Preformatted_20_Text"><text:span text:style-name="Source_20_Text">sudo ip addr add 192.168.20.1/24 dev eth2</text:span></text:p>
      <text:p text:style-name="P3"><text:span text:style-name="Source_20_Text">sudo ip addr add 10.0.0.2/24 dev eth0</text:span></text:p>
      <text:p text:style-name="Horizontal_20_Line"/>
      <text:h text:style-name="Heading_20_3" text:outline-level="3">🔹 2. Activar reenvío de paquetes (routing)</text:h>
      <text:p text:style-name="Text_20_body">En el router:</text:p>
      <text:p text:style-name="P3"><text:span text:style-name="Source_20_Text">sudo sysctl -w net.ipv4.ip_forward=1</text:span></text:p>
      <text:p text:style-name="Text_20_body">O permanente:</text:p>
      <text:p text:style-name="P3"><text:span text:style-name="Source_20_Text">echo "net.ipv4.ip_forward=1" | sudo tee -a /etc/sysctl.conf</text:span></text:p>
      <text:p text:style-name="Horizontal_20_Line"/>
      <text:h text:style-name="Heading_20_3" text:outline-level="3">🔹 3. Habilitar NAT (salida a Internet)</text:h>
      <text:p text:style-name="Text_20_body">En el router:</text:p>
      <text:p text:style-name="P3"><text:span text:style-name="Source_20_Text">sudo iptables -t nat -A POSTROUTING -o eth0 -j MASQUERADE</text:span></text:p>
      <text:p text:style-name="Text_20_body">Esto hace que todos los hosts de las VLANs salgan a Internet usando la IP del router (<text:span text:style-name="Source_20_Text">10.0.0.2</text:span>).</text:p>
      <text:p text:style-name="Horizontal_20_Line"/>
      <text:h text:style-name="Heading_20_3" text:outline-level="3">🔹 4. (Opcional) Servidor DHCP</text:h>
      <text:p text:style-name="Text_20_body">Instala:</text:p>
      <text:p text:style-name="P3"><text:span text:style-name="Source_20_Text">sudo apt install isc-dhcp-server</text:span></text:p>
      <text:p text:style-name="Text_20_body">Archivo <text:span text:style-name="Source_20_Text">/etc/dhcp/dhcpd.conf</text:span>:</text:p>
      <text:p text:style-name="Preformatted_20_Text"><text:span text:style-name="Source_20_Text">subnet 192.168.10.0 netmask 255.255.255.0 {</text:span></text:p>
      <text:p text:style-name="Preformatted_20_Text"><text:span text:style-name="Source_20_Text"><text:s text:c="2"/>range 192.168.10.100 192.168.10.200;</text:span></text:p>
      <text:p text:style-name="Preformatted_20_Text"><text:span text:style-name="Source_20_Text"><text:s text:c="2"/>option routers 192.168.10.1;</text:span></text:p>
      <text:p text:style-name="Preformatted_20_Text"><text:span text:style-name="Source_20_Text"><text:s text:c="2"/>option domain-name-servers 8.8.8.8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ubnet 192.168.20.0 netmask 255.255.255.0 {</text:span></text:p>
      <text:p text:style-name="Preformatted_20_Text"><text:span text:style-name="Source_20_Text"><text:s text:c="2"/>range 192.168.20.100 192.168.20.200;</text:span></text:p>
      <text:p text:style-name="Preformatted_20_Text"><text:span text:style-name="Source_20_Text"><text:s text:c="2"/>option routers 192.168.20.1;</text:span></text:p>
      <text:p text:style-name="Preformatted_20_Text"><text:span text:style-name="Source_20_Text"><text:s text:c="2"/>option domain-name-servers 8.8.8.8;</text:span></text:p>
      <text:p text:style-name="P3"><text:span text:style-name="Source_20_Text">}</text:span></text:p>
      <text:p text:style-name="Text_20_body">Inicia el servicio:</text:p>
      <text:p text:style-name="P3"><text:span text:style-name="Source_20_Text">sudo systemctl restart isc-dhcp-server</text:span></text:p>
      <text:p text:style-name="Horizontal_20_Line"/>
      <text:h text:style-name="Heading_20_2" text:outline-level="2"><text:soft-page-break/>🧩 Módulo 3: VLANs simuladas en Linux</text:h>
      <text:p text:style-name="Text_20_body">En un solo PC puedes simular VLANs con interfaces virtuales:</text:p>
      <text:p text:style-name="Preformatted_20_Text"><text:span text:style-name="Source_20_Text">sudo ip link add link eth0 name eth0.10 type vlan id 10</text:span></text:p>
      <text:p text:style-name="Preformatted_20_Text"><text:span text:style-name="Source_20_Text">sudo ip link add link eth0 name eth0.20 type vlan id 20</text:span></text:p>
      <text:p text:style-name="Preformatted_20_Text"><text:span text:style-name="Source_20_Text">sudo ip addr add 192.168.10.1/24 dev eth0.10</text:span></text:p>
      <text:p text:style-name="Preformatted_20_Text"><text:span text:style-name="Source_20_Text">sudo ip addr add 192.168.20.1/24 dev eth0.20</text:span></text:p>
      <text:p text:style-name="Preformatted_20_Text"><text:span text:style-name="Source_20_Text">sudo ip link set eth0.10 up</text:span></text:p>
      <text:p text:style-name="P3"><text:span text:style-name="Source_20_Text">sudo ip link set eth0.20 up</text:span></text:p>
      <text:p text:style-name="Text_20_body">Así creas un <text:span text:style-name="Emphasis">switch virtual</text:span> con VLANs distintas.</text:p>
      <text:p text:style-name="Horizontal_20_Line"/>
      <text:h text:style-name="Heading_20_2" text:outline-level="2">🧠 Módulo 4: Troubleshooting paso a paso</text:h>
      <text:h text:style-name="Heading_20_3" text:outline-level="3">🧩 Paso 1 — Ver si hay conectividad local</text:h>
      <text:p text:style-name="Preformatted_20_Text"><text:span text:style-name="Source_20_Text">ping 192.168.10.1 <text:s text:c="2"/># desde PC1</text:span></text:p>
      <text:p text:style-name="P3"><text:span text:style-name="Source_20_Text">ping 192.168.20.1 <text:s text:c="2"/># desde PC2</text:span></text:p>
      <text:p text:style-name="Text_20_body">Si falla → revisar IP o cableado / VLAN.</text:p>
      <text:p text:style-name="Horizontal_20_Line"/>
      <text:h text:style-name="Heading_20_3" text:outline-level="3">🧩 Paso 2 — Comprobar tabla ARP</text:h>
      <text:p text:style-name="P3"><text:span text:style-name="Source_20_Text">ip neigh show</text:span></text:p>
      <text:p text:style-name="Text_20_body">Si aparece “INCOMPLETE” → el ARP no se responde (revisar VLAN o firewall).</text:p>
      <text:p text:style-name="Horizontal_20_Line"/>
      <text:h text:style-name="Heading_20_3" text:outline-level="3">🧩 Paso 3 — Ver la ruta de salida</text:h>
      <text:p text:style-name="P3"><text:span text:style-name="Source_20_Text">ip route get 8.8.8.8</text:span></text:p>
      <text:p text:style-name="Text_20_body">Te dirá por qué interfaz sale el tráfico y a qué gateway.</text:p>
      <text:p text:style-name="Horizontal_20_Line"/>
      <text:h text:style-name="Heading_20_3" text:outline-level="3">🧩 Paso 4 — Comprobar NAT</text:h>
      <text:p text:style-name="P3"><text:span text:style-name="Source_20_Text">sudo iptables -t nat -L -n -v</text:span></text:p>
      <text:p text:style-name="Text_20_body">Deberías ver paquetes contados en la regla <text:span text:style-name="Source_20_Text">MASQUERADE</text:span>.</text:p>
      <text:p text:style-name="Horizontal_20_Line"/>
      <text:h text:style-name="Heading_20_3" text:outline-level="3">🧩 Paso 5 — Escuchar tráfico</text:h>
      <text:p text:style-name="Text_20_body">En el router:</text:p>
      <text:p text:style-name="Preformatted_20_Text"><text:span text:style-name="Source_20_Text">sudo tcpdump -n -i eth1 icmp</text:span></text:p>
      <text:p text:style-name="P3"><text:span text:style-name="Source_20_Text">sudo tcpdump -n -i eth0 icmp</text:span></text:p>
      <text:p text:style-name="Text_20_body">Permite ver si el tráfico entra/sale del router correctamente.</text:p>
      <text:p text:style-name="Horizontal_20_Line"><text:soft-page-break/></text:p>
      <text:h text:style-name="Heading_20_2" text:outline-level="2">🌍 Módulo 5: Redes dinámicas (RIP / OSPF / BGP)</text:h>
      <text:h text:style-name="Heading_20_3" text:outline-level="3">🔹 RIP (Routing Information Protocol)</text:h>
      <text:list xml:id="list1853789120" text:style-name="L1">
        <text:list-item>
          <text:p text:style-name="P5">Usa saltos (<text:span text:style-name="Emphasis">hops</text:span>) para elegir rutas.</text:p>
        </text:list-item>
        <text:list-item>
          <text:p text:style-name="P5">Fácil, pero lento y limitado.</text:p>
        </text:list-item>
      </text:list>
      <text:h text:style-name="Heading_20_3" text:outline-level="3">🔹 OSPF (Open Shortest Path First)</text:h>
      <text:list xml:id="list1031863055" text:style-name="L2">
        <text:list-item>
          <text:p text:style-name="P6">Calcula rutas óptimas por coste.</text:p>
        </text:list-item>
        <text:list-item>
          <text:p text:style-name="P6">Rápido y usado en redes empresariales.</text:p>
        </text:list-item>
      </text:list>
      <text:h text:style-name="Heading_20_3" text:outline-level="3">🔹 BGP (Border Gateway Protocol)</text:h>
      <text:list xml:id="list3139196370" text:style-name="L3">
        <text:list-item>
          <text:p text:style-name="P7">Es el “protocolo de Internet”.</text:p>
        </text:list-item>
        <text:list-item>
          <text:p text:style-name="P7">Los routers de los ISP usan BGP para decidir rutas globales.</text:p>
        </text:list-item>
        <text:list-item>
          <text:p text:style-name="P7">Muy complejo, pero fundamental para entender cómo Internet “piensa”.</text:p>
        </text:list-item>
      </text:list>
      <text:p text:style-name="Horizontal_20_Line"/>
      <text:h text:style-name="Heading_20_2" text:outline-level="2">📈 Módulo 6: Diagnóstico real — ejemplo práctico</text:h>
      <text:p text:style-name="Text_20_body">Supón que PC1 no puede navegar:</text:p>
      <text:list xml:id="list1297073898" text:style-name="L4">
        <text:list-item>
          <text:p text:style-name="P8">✅ IP correcta</text:p>
        </text:list-item>
        <text:list-item>
          <text:p text:style-name="P8">✅ Ping al gateway correcto</text:p>
        </text:list-item>
        <text:list-item>
          <text:p text:style-name="P8">❌ Ping a 8.8.8.8 falla</text:p>
        </text:list-item>
      </text:list>
      <text:p text:style-name="Text_20_body">Entonces:</text:p>
      <text:list xml:id="list2204870986" text:style-name="L5">
        <text:list-item>
          <text:p text:style-name="P9">Verificas <text:span text:style-name="Source_20_Text">iptables</text:span> (¿NAT activado?)</text:p>
        </text:list-item>
        <text:list-item>
          <text:p text:style-name="P9"><text:span text:style-name="Source_20_Text">tcpdump</text:span> en <text:span text:style-name="Source_20_Text">eth0</text:span> (¿sale el paquete al ISP?)</text:p>
        </text:list-item>
        <text:list-item>
          <text:p text:style-name="P9"><text:span text:style-name="Source_20_Text">ip route</text:span> (¿default via configurado?)</text:p>
        </text:list-item>
      </text:list>
      <text:p text:style-name="Text_20_body">En un caso real, el 90% de los fallos se deben a:</text:p>
      <text:list xml:id="list3265359888" text:style-name="L6">
        <text:list-item>
          <text:p text:style-name="P10">Gateway mal configurado</text:p>
        </text:list-item>
        <text:list-item>
          <text:p text:style-name="P10">NAT no activado</text:p>
        </text:list-item>
        <text:list-item>
          <text:p text:style-name="P10">VLAN equivocada</text:p>
        </text:list-item>
        <text:list-item>
          <text:p text:style-name="P10">Firewall bloqueando ICMP o ARP</text:p>
        </text:list-item>
      </text:list>
      <text:p text:style-name="Horizontal_20_Line"/>
      <text:h text:style-name="Heading_20_2" text:outline-level="2"><text:soft-page-break/>🧾 Módulo 7: Resumen del Nivel 3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ema</text:p>
            </table:table-cell>
            <table:table-cell table:style-name="Table2.A1" office:value-type="string">
              <text:p text:style-name="Table_20_Heading">Qué aprendist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Laboratorio real</text:span></text:p>
          </table:table-cell>
          <table:table-cell table:style-name="Table2.A1" office:value-type="string">
            <text:p text:style-name="Table_20_Contents">Cómo montar redes completas en Linux o simulado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outing</text:span></text:p>
          </table:table-cell>
          <table:table-cell table:style-name="Table2.A1" office:value-type="string">
            <text:p text:style-name="Table_20_Contents">Cómo enrutar entre VLANs o redes distinta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AT</text:span></text:p>
          </table:table-cell>
          <table:table-cell table:style-name="Table2.A1" office:value-type="string">
            <text:p text:style-name="Table_20_Contents">Cómo conectar redes privadas a Interne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HCP/DNS</text:span></text:p>
          </table:table-cell>
          <table:table-cell table:style-name="Table2.A1" office:value-type="string">
            <text:p text:style-name="Table_20_Contents">Cómo automatizar IPs y resolver nombr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VLANs</text:span></text:p>
          </table:table-cell>
          <table:table-cell table:style-name="Table2.A1" office:value-type="string">
            <text:p text:style-name="Table_20_Contents">Cómo aislar tráfico por departamento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roubleshooting</text:span></text:p>
          </table:table-cell>
          <table:table-cell table:style-name="Table2.A1" office:value-type="string">
            <text:p text:style-name="Table_20_Contents">Cómo detectar y reparar fallos real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otocolos dinámicos</text:span></text:p>
          </table:table-cell>
          <table:table-cell table:style-name="Table2.A1" office:value-type="string">
            <text:p text:style-name="Table_20_Contents">Qué son RIP, OSPF y BGP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37:58.781651664</meta:creation-date>
    <dc:date>2025-11-12T14:38:29.046415706</dc:date>
    <meta:editing-duration>PT30S</meta:editing-duration>
    <meta:editing-cycles>1</meta:editing-cycles>
    <meta:document-statistic meta:table-count="2" meta:image-count="0" meta:object-count="0" meta:page-count="5" meta:paragraph-count="138" meta:word-count="754" meta:character-count="4555" meta:non-whitespace-character-count="3761"/>
    <meta:generator>LibreOffice/7.3.7.2$Linux_X86_64 LibreOffice_project/30$Build-2</meta:generator>
  </office:meta>
</office:document-meta>
</file>